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9cm"/>
    </style:style>
    <style:style style:name="ro1" style:family="table-row">
      <style:table-row-properties style:row-height="0.4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ERC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92" calcext:value-type="float">
            <text:p>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84" calcext:value-type="float">
            <text:p>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93" calcext:value-type="float">
            <text:p>9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92" calcext:value-type="float">
            <text:p>9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84" calcext:value-type="float">
            <text:p>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84" calcext:value-type="float">
            <text:p>8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91" calcext:value-type="float">
            <text:p>91</text:p>
          </table:table-cell>
          <table:table-cell table:number-columns-repeated="6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PERCENT" table:base-cell-address="$Sheet1.$A$1" table:cell-range-address="$Sheet1.$B$2:.$B$52"/>
        <table:named-range table:name="STATE" table:base-cell-address="$Sheet1.$A$1" table:cell-range-address="$Sheet1.$A$2:.$A$5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40">
      <number:minutes number:style="long"/>
      <number:text>:</number:text>
      <number:seconds number:style="long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7:07:25.756707667</meta:creation-date>
    <dc:date>2023-03-09T17:31:02.245253859</dc:date>
    <meta:generator>LibreOffice/7.3.7.2$Linux_X86_64 LibreOffice_project/30$Build-2</meta:generator>
    <meta:editing-duration>PT39S</meta:editing-duration>
    <meta:editing-cycles>1</meta:editing-cycles>
    <meta:document-statistic meta:table-count="3" meta:cell-count="104" meta:object-count="0"/>
  </office:meta>
</office:document-meta>
</file>